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officeooo:rsid="00167e32" officeooo:paragraph-rsid="00180c5e"/>
    </style:style>
    <style:style style:name="P2" style:family="paragraph" style:parent-style-name="Standard">
      <style:paragraph-properties fo:line-height="200%"/>
      <style:text-properties officeooo:rsid="00167e32" officeooo:paragraph-rsid="001bec71"/>
    </style:style>
    <style:style style:name="P3" style:family="paragraph" style:parent-style-name="Standard">
      <style:paragraph-properties fo:line-height="200%"/>
      <style:text-properties officeooo:rsid="00167e32" officeooo:paragraph-rsid="00203ff7"/>
    </style:style>
    <style:style style:name="P4" style:family="paragraph" style:parent-style-name="Standard">
      <style:paragraph-properties fo:line-height="200%"/>
      <style:text-properties officeooo:rsid="00180c5e" officeooo:paragraph-rsid="00180c5e"/>
    </style:style>
    <style:style style:name="P5" style:family="paragraph" style:parent-style-name="Header">
      <style:text-properties officeooo:rsid="00167e32" officeooo:paragraph-rsid="00167e32"/>
    </style:style>
    <style:style style:name="T1" style:family="text">
      <style:text-properties officeooo:rsid="0016d63b"/>
    </style:style>
    <style:style style:name="T2" style:family="text">
      <style:text-properties officeooo:rsid="00173426"/>
    </style:style>
    <style:style style:name="T3" style:family="text">
      <style:text-properties officeooo:rsid="00203f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Due to the increasing threat of cyber security attacks committed by insiders, researchers are looking into multiple different approaches at mitigating that risk. <text:span text:style-name="T1">There is current software that identifies insider threats but they are all reactive. Current research focuses on creating proactive technologies to detect insider threats. </text:span></text:p>
      <text:p text:style-name="P2"><text:tab/>One area <text:span text:style-name="T1">of interest is applying machine learning algorithms to analyze data and make predictions about user behavior. Studies like Rashid et. al. take the approach of modeling normal user behavior in order to recognize changes and anomalies in their behavior. Others take that a step further and also consider normal changes in behavior and train their classifiers to differentiate between normal and abnormal changes such as Eldardiry et. al. They attempt to distinguish between normal users and someone trying to blend-in. Another approach like the method used by Brdiczka et. al., Hunker et. al., and Maybury et. al. is to take into account personality, motivations, and other human behavior related variables into account, including them in machine learning models and sometimes using two separate models, combining to make predictions. Many of these approaches <text:s/>take into account not only multiple data sources but also multiple different models so that their classifiers can make better predictions such as Parveen et. al. </text:span></text:p>
      <text:p text:style-name="P3"><text:tab/><text:span text:style-name="T3">All of these methods try to solve a small set of key problems when it comes to insider threats. How does one account for the rare and unknown, how to reduce false-positives, and how to use limited data to create usably accurate classifiers. So far their models have only been tested against datasets with the exception of Brdiczka et. al. Where they tested against players of a popular online video game, World of Warcraft. </text:span></text:p>
      <text:p text:style-name="P4"><text:tab/>What sets my project apart is that it will be utilizing an API that can provide near real-time predictions limited mostly by the speed of the client’s internet connection. This will be the first practical application of machine learning to detect insider threats. My model will also be different because it is not taking into account multiple sources of data or human behavior factor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67e32" officeooo:paragraph-rsid="00167e32"/>
    </style:style>
    <style:style style:name="MT1" style:family="text">
      <style:text-properties officeooo:rsid="0017342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Joshua Bowen<text:tab/><text:tab/><text:span text:style-name="MT1">Abstract Summary</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6T15:05:22.261457623</meta:creation-date>
    <dc:date>2017-02-26T15:56:39.223800610</dc:date>
    <meta:editing-duration>PT40M42S</meta:editing-duration>
    <meta:editing-cycles>12</meta:editing-cycles>
    <meta:generator>LibreOffice/5.2.2.2$Linux_X86_64 LibreOffice_project/20m0$Build-2</meta:generator>
    <meta:document-statistic meta:table-count="0" meta:image-count="0" meta:object-count="0" meta:page-count="1" meta:paragraph-count="5" meta:word-count="349" meta:character-count="2209" meta:non-whitespace-character-count="1854"/>
  </office:meta>
</office:document-meta>
</file>